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14b02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214b02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text-properties officeooo:paragraph-rsid="00214b02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e1d42"/>
    </style:style>
    <style:style style:name="T12" style:family="text">
      <style:text-properties officeooo:rsid="001f6111"/>
    </style:style>
    <style:style style:name="T13" style:family="text">
      <style:text-properties officeooo:rsid="001fd18d"/>
    </style:style>
    <style:style style:name="T14" style:family="text">
      <style:text-properties officeooo:rsid="0026e5cd"/>
    </style:style>
    <style:style style:name="T15" style:family="text">
      <style:text-properties officeooo:rsid="002a6699"/>
    </style:style>
    <style:style style:name="T16" style:family="text">
      <style:text-properties officeooo:rsid="00214b02"/>
    </style:style>
    <style:style style:name="T17" style:family="text">
      <style:text-properties officeooo:rsid="00288e4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2">Barbora Hradečná <text:s text:c="5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8"><text:span text:style-name="T9">Jméno</text:span>: <text:span text:style-name="T13">Zuzana Dohnalová, ročník</text:span>: <text:span text:style-name="T11">1985</text:span> <text:s text:c="3"/></text:p>
            <text:p text:style-name="P15"><text:span text:style-name="T16">Trvale bytem: </text:span>Božanov 211, Broumov 54937</text:p>
            <text:p text:style-name="P15"><text:span text:style-name="T16">korespondenční adres: Bačovská 7, Nymburk <text:s/>28802</text:span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Krajský koordinátor dobrovolníků pro <text:span text:style-name="T13">Středočeský kraj</text:span>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P18">Odhad: <text:span text:style-name="T10">20</text:span>h <text:span text:style-name="T10">týdně </text:span>(slovy: <text:span text:style-name="T10">dvacet</text:span>hodin), <text:span text:style-name="T17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6"><text:span text:style-name="T16">DPP</text:span> 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01-01-2017, </text:span><text:s/><text:span text:style-name="T15">Do 30-04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Vojtěch Pikal<text:tab/><text:tab/><text:tab/><text:span text:style-name="T13">Zuzana Dohnalová</text:span>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7T22:53:20.950426852</dc:date>
    <meta:editing-cycles>103</meta:editing-cycles>
    <meta:editing-duration>P24DT12H56M18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35" meta:image-count="1" meta:non-whitespace-character-count="1160" meta:object-count="0" meta:page-count="1" meta:paragraph-count="33" meta:table-count="1" meta:word-count="174"/>
    <meta:user-defined meta:name="Informace 1"/>
    <meta:user-defined meta:name="Informace 2"/>
    <meta:user-defined meta:name="Informace 3"/>
    <meta:user-defined meta:name="Informace 4"/>
  </office:meta>
</office:document-meta>
</file>